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solid" draw:fill-color="#e6e6e6" draw:fill-image-width="0cm" draw:fill-image-height="0cm"/>
    </style:style>
    <style:style style:name="gr1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draw:shadow-offset-x="0.203cm" draw:shadow-offset-y="0.203cm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 draw:shadow-offset-x="0.203cm" draw:shadow-offset-y="0.2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2" style:family="text">
      <style:text-properties fo:font-family="Arial" style:font-family-generic="roman" style:font-pitch="variable" fo:font-size="12pt" style:letter-kerning="true" style:font-family-asian="'WenQuanYi Zen Hei'" style:font-family-generic-asian="system" style:font-pitch-asian="variable" style:font-size-asian="12pt" style:font-family-complex="'Lohit Hindi'" style:font-family-generic-complex="system" style:font-pitch-complex="variable" style:font-size-complex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1.143cm" svg:x="1cm" svg:y="1cm">
          <text:p text:style-name="P1">menuba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7cm" svg:height="1.143cm" svg:x="1cm" svg:y="2.143cm">
          <text:p text:style-name="P1">toolba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7cm" svg:height="1.093cm" svg:x="1cm" svg:y="18.907cm">
          <text:p text:style-name="P1">statusba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383cm" svg:height="10.287cm" svg:x="6.588cm" svg:y="4.429cm">
          <text:p text:style-name="P1">edito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.383cm" svg:height="1.016cm" svg:x="6.588cm" svg:y="3.413cm">
          <text:p text:style-name="P1">sessionba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334cm" svg:height="1.016cm" svg:x="1cm" svg:y="3.413cm">
          <text:p text:style-name="P1"><text:span text:style-name="T1">navba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2.112cm" svg:height="1.016cm" svg:x="6.588cm" svg:y="14.97cm">
          <text:p text:style-name="P1">resultba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2.112cm" svg:height="2.686cm" svg:x="6.588cm" svg:y="15.9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348cm" svg:height="1.016cm" svg:x="23.352cm" svg:y="3.413cm">
          <text:p text:style-name="P1">infoba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48cm" svg:height="10.287cm" svg:x="23.352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34cm" svg:height="14.351cm" svg:x="1cm" svg:y="4.3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032cm" svg:height="1.016cm" svg:x="1cm" svg:y="4.429cm">
          <text:p text:style-name="P2"><text:span text:style-name="T2">filenav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13cm" svg:height="1.016cm" svg:x="3.159cm" svg:y="4.429cm">
          <text:p text:style-name="P2"><text:span text:style-name="T2">outlinenav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944cm" svg:height="1.016cm" svg:x="6.581cm" svg:y="16.113cm">
          <text:p text:style-name="P2"><text:span text:style-name="T3">compilationresul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94cm" svg:height="1.016cm" svg:x="10.652cm" svg:y="16.113cm">
          <text:p text:style-name="P2"><text:span text:style-name="T3">searchresul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286cm" svg:height="1.016cm" svg:x="23.352cm" svg:y="4.556cm">
          <text:p text:style-name="P2"><text:span text:style-name="T3">taskinfo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Dekkers</meta:initial-creator>
    <meta:creation-date>2013-01-03T21:24:12</meta:creation-date>
    <dc:date>2013-01-13T10:00:32</dc:date>
    <dc:creator>Peter Dekkers</dc:creator>
    <meta:editing-duration>PT21M35S</meta:editing-duration>
    <meta:editing-cycles>6</meta:editing-cycles>
    <meta:generator>LibreOffice/3.5$Linux_x86 LibreOffice_project/350m1$Build-2</meta:generator>
    <meta:document-statistic meta:object-count="16"/>
  </office:meta>
</office:document-meta>
</file>